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lificacion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mbre Apellido</text:p>
          </table:table-cell>
          <table:table-cell office:value-type="string" calcext:value-type="string">
            <text:p>Tarea: Reto semana 1 y 2 (Real)</text:p>
          </table:table-cell>
          <table:table-cell office:value-type="string" calcext:value-type="string">
            <text:p>Tarea: Reto semana 4 (Real)</text:p>
          </table:table-cell>
          <table:table-cell office:value-type="string" calcext:value-type="string">
            <text:p>Tarea: Reto semana 5 (Real)</text:p>
          </table:table-cell>
          <table:table-cell office:value-type="string" calcext:value-type="string">
            <text:p>Tarea: Reto semana 6 (Real)</text:p>
          </table:table-cell>
          <table:table-cell office:value-type="string" calcext:value-type="string">
            <text:p>Tarea: Reto semana 7 (Real)</text:p>
          </table:table-cell>
        </table:table-row>
        <table:table-row table:style-name="ro1">
          <table:table-cell office:value-type="string" calcext:value-type="string">
            <text:p>Zahandra Ceglys Aranda Hernandez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riana Ladino Roja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ndrei López Montaña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tha Paola Martinez Rodriguez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sar Moreno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rcela Parra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na Maria Pedraza Ladino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ego Alejandro Rey Daza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lio Ricardo Torres Saldan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dya Brillit Viafara Cabrera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rge Andre Vizcaino</text:p>
          </table:table-cell>
          <table:table-cell table:number-columns-repeated="5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8-25">00/00/0000</text:date>, <text:time style:data-style-name="N2" text:time-value="19:17:06.270382004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ERNESTO GARRETA URRIAGO</meta:initial-creator>
    <meta:creation-date>2021-08-25T19:00:25</meta:creation-date>
    <dc:date>2021-08-25T19:19:48.746889046</dc:date>
    <meta:editing-duration>PT2M42S</meta:editing-duration>
    <meta:editing-cycles>1</meta:editing-cycles>
    <meta:document-statistic meta:table-count="1" meta:cell-count="72" meta:object-count="0"/>
  </office:meta>
</office:document-meta>
</file>